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2cm" fo:min-width="2.0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48cm" fo:min-width="2.194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2.00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4cm" fo:min-width="2.1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5.816cm" fo:padding-top="0.142cm" fo:padding-bottom="0.142cm" fo:padding-left="0.267cm" fo:padding-right="0.2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7.08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4pt" fo:text-shadow="none" fo:background-color="#ffffff" style:font-size-asian="14pt" style:font-size-complex="14pt"/>
    </style:style>
    <style:style style:name="P5" style:family="paragraph">
      <loext:graphic-properties draw:fill="none" draw:fill-color="#ffffff"/>
      <style:text-properties fo:font-size="14pt" fo:text-shadow="none" fo:background-color="#ffffff" style:font-size-asian="14pt" style:font-size-complex="14pt"/>
    </style:style>
    <style:style style:name="P6" style:family="paragraph">
      <style:paragraph-properties fo:text-align="center"/>
      <style:text-properties fo:font-size="14pt" fo:background-color="#ffffff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fo:font-size="14pt" fo:background-color="#ffffff" style:font-size-asian="14pt" style:font-size-complex="14pt"/>
    </style:style>
    <style:style style:name="T1" style:family="text">
      <style:text-properties fo:font-size="14pt" fo:background-color="#ffffff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54cm" svg:height="1.27cm" svg:x="9.89cm" svg:y="2.27cm">
          <text:p text:style-name="P1">POR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81cm" svg:height="1.27cm" svg:x="9.255cm" svg:y="7.35cm">
          <text:p text:style-name="P1">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2.54cm" svg:height="1.27cm" svg:x="9.89cm" svg:y="4.81cm">
          <text:p text:style-name="P1">Init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3.81cm" svg:height="1.27cm" svg:x="9.255cm" svg:y="12.43cm">
          <text:p text:style-name="P1">Arm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" draw:id="id2" draw:layer="layout" svg:width="6.35cm" svg:height="1.27cm" svg:x="3.54cm" svg:y="9.89cm">
          <text:p text:style-name="P1">Delay + fast blink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9.255cm" svg:y1="7.985cm" svg:x2="6.715cm" svg:y2="9.89cm" draw:start-shape="id1" draw:start-glue-point="6" draw:end-shape="id2" draw:end-glue-point="0" svg:d="M9255 7985c-1694 0-2540 635-2540 1905" svg:viewBox="0 0 2541 1906">
          <text:p text:style-name="P1"/>
        </draw:connector>
        <draw:connector draw:style-name="gr7" draw:text-style-name="P3" draw:layer="layout" draw:type="curve" svg:x1="6.715cm" svg:y1="11.16cm" svg:x2="9.255cm" svg:y2="13.065cm" draw:start-shape="id2" draw:start-glue-point="2" draw:end-shape="id3" draw:end-glue-point="6" svg:d="M6715 11160c0 1270 846 1905 2540 1905" svg:viewBox="0 0 2541 1906">
          <text:p/>
        </draw:connector>
        <draw:connector draw:style-name="gr7" draw:text-style-name="P3" draw:layer="layout" draw:type="curve" svg:x1="11.16cm" svg:y1="3.54cm" svg:x2="11.16cm" svg:y2="4.81cm" draw:start-shape="id4" draw:start-glue-point="2" draw:end-shape="id5" svg:d="M11160 3540v1270" svg:viewBox="0 0 1 1271">
          <text:p/>
        </draw:connector>
        <draw:connector draw:style-name="gr7" draw:text-style-name="P3" draw:layer="layout" draw:type="curve" svg:x1="11.16cm" svg:y1="6.08cm" svg:x2="11.16cm" svg:y2="7.35cm" draw:start-shape="id5" draw:start-glue-point="2" draw:end-shape="id1" draw:end-glue-point="4" svg:d="M11160 6080v1270" svg:viewBox="0 0 1 1271">
          <text:p/>
        </draw:connector>
        <draw:custom-shape draw:style-name="gr5" draw:text-style-name="P2" xml:id="id6" draw:id="id6" draw:layer="layout" svg:width="6.35cm" svg:height="1.27cm" svg:x="12.43cm" svg:y="9.89cm">
          <text:p text:style-name="P1">Delay + slow blink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13.065cm" svg:y1="13.065cm" svg:x2="15.605cm" svg:y2="11.16cm" draw:start-shape="id3" draw:start-glue-point="10" draw:end-shape="id6" svg:d="M13065 13065c1694 0 2540-635 2540-1905" svg:viewBox="0 0 2541 1906">
          <text:p/>
        </draw:connector>
        <draw:connector draw:style-name="gr7" draw:text-style-name="P3" draw:layer="layout" draw:type="curve" svg:x1="15.605cm" svg:y1="9.89cm" svg:x2="13.065cm" svg:y2="7.985cm" draw:start-shape="id6" draw:start-glue-point="0" draw:end-shape="id1" draw:end-glue-point="10" svg:d="M15605 9890c0-1270-846-1905-2540-1905" svg:viewBox="0 0 2541 1906">
          <text:p/>
        </draw:connector>
        <draw:frame draw:style-name="gr8" draw:text-style-name="P5" draw:layer="layout" svg:width="3.175cm" svg:height="0.806cm" svg:x="5.826cm" svg:y="8.112cm">
          <draw:text-box>
            <text:p text:style-name="P4"><text:span text:style-name="T1">User button</text:span></text:p>
          </draw:text-box>
        </draw:frame>
        <draw:custom-shape draw:style-name="gr9" draw:text-style-name="P2" xml:id="id7" draw:id="id7" draw:layer="layout" svg:width="7.62cm" svg:height="1.27cm" svg:x="7.35cm" svg:y="17.891cm">
          <text:p text:style-name="P1">Send corresponding SMS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9.813cm" svg:y1="13.514cm" svg:x2="7.35cm" svg:y2="18.526cm" draw:start-shape="id3" draw:start-glue-point="7" draw:end-shape="id7" draw:end-glue-point="3" svg:d="M9813 13514c0 3423-1491 2851-2301 3249s-939 1763-162 1763" svg:viewBox="0 0 2983 5013">
          <text:p/>
        </draw:connector>
        <draw:connector draw:style-name="gr7" draw:text-style-name="P3" draw:layer="layout" draw:type="curve" svg:x1="14.97cm" svg:y1="18.526cm" svg:x2="12.507cm" svg:y2="13.514cm" draw:start-shape="id7" draw:start-glue-point="1" draw:end-shape="id3" draw:end-glue-point="9" svg:d="M14970 18526c777 0 648-1365-162-1763s-2301 174-2301-3249" svg:viewBox="0 0 2983 5013">
          <text:p/>
        </draw:connector>
        <draw:frame draw:style-name="gr10" draw:text-style-name="P7" draw:layer="layout" svg:width="6.985cm" svg:height="3.026cm" svg:x="3.413cm" svg:y="14.23cm">
          <draw:text-box>
            <text:p text:style-name="P6"><text:span text:style-name="T1">PIR sensor triggered</text:span></text:p>
            <text:p text:style-name="P6"><text:span text:style-name="T1">or</text:span></text:p>
            <text:p text:style-name="P6"><text:span text:style-name="T1">USB charger plugged in</text:span></text:p>
            <text:p text:style-name="P6"><text:span text:style-name="T1">or</text:span></text:p>
            <text:p text:style-name="P6"><text:span text:style-name="T1">USB charger disconnected</text:span></text:p>
          </draw:text-box>
        </draw:frame>
        <draw:frame draw:style-name="gr8" draw:text-style-name="P5" draw:layer="layout" svg:width="3.175cm" svg:height="0.806cm" svg:x="13.446cm" svg:y="12.132cm">
          <draw:text-box>
            <text:p text:style-name="P4"><text:span text:style-name="T1">User butt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3T20:24:12.338000000</meta:creation-date>
    <dc:date>2019-07-03T20:42:57.995000000</dc:date>
    <meta:editing-duration>PT8M8S</meta:editing-duration>
    <meta:editing-cycles>1</meta:editing-cycles>
    <meta:document-statistic meta:object-count="18"/>
    <meta:generator>LibreOffice/6.0.4.2$Windows_X86_64 LibreOffice_project/9b0d9b32d5dcda91d2f1a96dc04c645c450872bf</meta:generator>
  </office:meta>
</office:document-meta>
</file>